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widows="2" fo:orphans="2"/>
    </style:style>
    <style:style style:name="T34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widows="2" fo:orphans="2"/>
    </style:style>
    <style:style style:name="T3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widows="2" fo:orphans="2"/>
    </style:style>
    <style:style style:name="T41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widows="2" fo:orphans="2"/>
    </style:style>
    <style:style style:name="T44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widows="2" fo:orphans="2"/>
    </style:style>
    <style:style style:name="T48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1" style:family="table-cell">
      <style:table-cell-properties fo:border="0.0069in solid #000000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widows="2" fo:orphans="2"/>
    </style:style>
    <style:style style:name="T5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4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6" style:family="table-column">
      <style:table-column-properties style:column-width="2.8736in" style:use-optimal-column-width="false"/>
    </style:style>
    <style:style style:name="TableColumn67" style:family="table-column">
      <style:table-column-properties style:column-width="0.575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2.5513in" style:use-optimal-column-width="false"/>
    </style:style>
    <style:style style:name="Table65" style:family="table">
      <style:table-properties style:width="6.575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2" style:parent-style-name="Standard" style:family="paragraph">
      <style:paragraph-properties fo:widows="2" fo:orphans="2" fo:text-align="center"/>
    </style:style>
    <style:style style:name="T7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paragraph-properties fo:widows="0" fo:orphans="0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2" fo:orphans="2" fo:text-align="center"/>
    </style:style>
    <style:style style:name="T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88" style:parent-style-name="Normal" style:family="paragraph">
      <style:paragraph-properties fo:widows="0" fo:orphans="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widows="2" fo:orphans="2" fo:text-align="justify"/>
    </style:style>
    <style:style style:name="T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</style:style>
    <style:style style:name="T10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</style:style>
    <style:style style:name="T11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widows="2" fo:orphans="2" fo:text-align="justify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7" style:parent-style-name="Standard" style:family="paragraph">
      <style:paragraph-properties fo:text-align="justify"/>
    </style:style>
    <style:style style:name="T12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0" style:family="table-column">
      <style:table-column-properties style:column-width="2.8736in" style:use-optimal-column-width="false"/>
    </style:style>
    <style:style style:name="TableColumn131" style:family="table-column">
      <style:table-column-properties style:column-width="0.575in" style:use-optimal-column-width="false"/>
    </style:style>
    <style:style style:name="TableColumn132" style:family="table-column">
      <style:table-column-properties style:column-width="0.575in" style:use-optimal-column-width="false"/>
    </style:style>
    <style:style style:name="TableColumn133" style:family="table-column">
      <style:table-column-properties style:column-width="2.5513in" style:use-optimal-column-width="false"/>
    </style:style>
    <style:style style:name="Table129" style:family="table">
      <style:table-properties style:width="6.575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widows="2" fo:orphans="2" fo:text-align="center"/>
    </style:style>
    <style:style style:name="T13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P145" style:parent-style-name="Normal" style:family="paragraph">
      <style:paragraph-properties fo:widows="0" fo:orphans="0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2" fo:orphans="2" fo:text-align="center"/>
    </style:style>
    <style:style style:name="T14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2" style:parent-style-name="Normal" style:family="paragraph">
      <style:paragraph-properties fo:widows="0" fo:orphans="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2" fo:orphans="2" fo:text-align="justify"/>
    </style:style>
    <style:style style:name="T1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2" fo:orphans="2" fo:text-align="justify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</style:style>
    <style:style style:name="T1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</style:style>
    <style:style style:name="T1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2" style:family="table-column">
      <style:table-column-properties style:column-width="2.8736in" style:use-optimal-column-width="false"/>
    </style:style>
    <style:style style:name="TableColumn193" style:family="table-column">
      <style:table-column-properties style:column-width="0.575in" style:use-optimal-column-width="false"/>
    </style:style>
    <style:style style:name="TableColumn194" style:family="table-column">
      <style:table-column-properties style:column-width="0.575in" style:use-optimal-column-width="false"/>
    </style:style>
    <style:style style:name="TableColumn195" style:family="table-column">
      <style:table-column-properties style:column-width="2.5513in" style:use-optimal-column-width="false"/>
    </style:style>
    <style:style style:name="Table191" style:family="table">
      <style:table-properties style:width="6.575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widows="2" fo:orphans="2" fo:text-align="center"/>
    </style:style>
    <style:style style:name="T19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paragraph-properties fo:widows="0" fo:orphans="0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widows="2" fo:orphans="2" fo:text-align="center"/>
    </style:style>
    <style:style style:name="T21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4" style:parent-style-name="Normal" style:family="paragraph">
      <style:paragraph-properties fo:widows="0" fo:orphans="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widows="2" fo:orphans="2" fo:text-align="justify"/>
    </style:style>
    <style:style style:name="T2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2" fo:orphans="2" fo:text-align="justify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</style:style>
    <style:style style:name="T23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</style:style>
    <style:style style:name="T24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</style:style>
    <style:style style:name="T24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</style:style>
    <style:style style:name="T2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</style:style>
    <style:style style:name="T26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69" style:parent-style-name="Standard" style:family="paragraph">
      <style:paragraph-properties fo:widows="2" fo:orphans="2" fo:text-align="justify"/>
    </style:style>
    <style:style style:name="T2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1" style:parent-style-name="Standard" style:family="paragraph">
      <style:paragraph-properties fo:widows="2" fo:orphans="2" fo:text-align="justify"/>
    </style:style>
    <style:style style:name="T27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</style:style>
    <style:style style:name="T27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</style:style>
    <style:style style:name="T2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</style:style>
    <style:style style:name="T29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</style:style>
    <style:style style:name="T3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</style:style>
    <style:style style:name="T30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widows="2" fo:orphans="2" fo:text-align="justify"/>
    </style:style>
    <style:style style:name="T3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</style:style>
    <style:style style:name="T3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</style:style>
    <style:style style:name="T32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</style:style>
    <style:style style:name="T3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justify"/>
    </style:style>
    <style:style style:name="T34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48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4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50" style:parent-style-name="Heading1" style:family="paragraph"/>
    <style:style style:name="T35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53" style:family="table-column">
      <style:table-column-properties style:column-width="3.0625in" style:use-optimal-column-width="false"/>
    </style:style>
    <style:style style:name="TableColumn354" style:family="table-column">
      <style:table-column-properties style:column-width="0.8138in" style:use-optimal-column-width="false"/>
    </style:style>
    <style:style style:name="TableColumn355" style:family="table-column">
      <style:table-column-properties style:column-width="0.8763in" style:use-optimal-column-width="false"/>
    </style:style>
    <style:style style:name="TableColumn356" style:family="table-column">
      <style:table-column-properties style:column-width="1.8138in" style:use-optimal-column-width="false"/>
    </style:style>
    <style:style style:name="Table352" style:family="table">
      <style:table-properties style:width="6.5666in" fo:margin-left="0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widows="2" fo:orphans="2" fo:text-align="center"/>
    </style:style>
    <style:style style:name="T36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widows="2" fo:orphans="2" fo:text-align="center"/>
    </style:style>
    <style:style style:name="T36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 fo:text-align="center"/>
    </style:style>
    <style:style style:name="T36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67" style:family="table-row">
      <style:table-row-properties style:use-optimal-row-height="false"/>
    </style:style>
    <style:style style:name="P368" style:parent-style-name="Normal" style:family="paragraph">
      <style:paragraph-properties fo:widows="0" fo:orphans="0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widows="2" fo:orphans="2" fo:text-align="center"/>
    </style:style>
    <style:style style:name="T37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widows="2" fo:orphans="2" fo:text-align="center"/>
    </style:style>
    <style:style style:name="T37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75" style:parent-style-name="Normal" style:family="paragraph">
      <style:paragraph-properties fo:widows="0" fo:orphans="0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widows="2" fo:orphans="2"/>
    </style:style>
    <style:style style:name="T37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1" style:parent-style-name="Standard" style:family="paragraph">
      <style:paragraph-properties fo:widows="2" fo:orphans="2" fo:text-align="justify"/>
    </style:style>
    <style:style style:name="T38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4" style:parent-style-name="Standard" style:family="paragraph">
      <style:paragraph-properties fo:widows="2" fo:orphans="2" fo:text-align="justify"/>
    </style:style>
    <style:style style:name="T38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P38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 fo:text-align="justify"/>
    </style:style>
    <style:style style:name="T3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widows="2" fo:orphans="2" fo:text-align="justify"/>
    </style:style>
    <style:style style:name="T39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8" style:family="table-cell">
      <style:table-cell-properties fo:border="0.0069in solid #000000" style:writing-mode="lr-tb" fo:padding-top="0in" fo:padding-left="0.0784in" fo:padding-bottom="0in" fo:padding-right="0.075in"/>
    </style:style>
    <style:style style:name="P39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</style:style>
    <style:style style:name="T40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widows="2" fo:orphans="2" fo:text-align="justify"/>
    </style:style>
    <style:style style:name="T4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widows="2" fo:orphans="2" fo:text-align="justify"/>
    </style:style>
    <style:style style:name="T40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0" style:family="table-cell">
      <style:table-cell-properties fo:border="0.0069in solid #000000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widows="2" fo:orphans="2"/>
    </style:style>
    <style:style style:name="T4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7" style:parent-style-name="Standard" style:family="paragraph">
      <style:paragraph-properties fo:widows="2" fo:orphans="2" fo:text-align="justify"/>
    </style:style>
    <style:style style:name="T4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widows="2" fo:orphans="2" fo:text-align="justify"/>
    </style:style>
    <style:style style:name="T4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P42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6" style:parent-style-name="Standard" style:family="paragraph">
      <style:paragraph-properties fo:widows="2" fo:orphans="2"/>
    </style:style>
    <style:style style:name="T42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9" style:parent-style-name="Standard" style:family="paragraph">
      <style:paragraph-properties fo:widows="2" fo:orphans="2" fo:text-align="justify"/>
    </style:style>
    <style:style style:name="T43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2" style:parent-style-name="Standard" style:family="paragraph">
      <style:paragraph-properties fo:widows="2" fo:orphans="2" fo:text-align="justify"/>
    </style:style>
    <style:style style:name="T4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34" style:family="table-cell">
      <style:table-cell-properties fo:border="0.0069in solid #000000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3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37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38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3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3" style:parent-style-name="Heading1" style:family="paragraph"/>
    <style:style style:name="T4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GetUP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Reviewer’s Name</text:span></text:p>
          </table:table-cell>
          <table:table-cell table:style-name="TableCell30">
            <text:p text:style-name="P31">Jian Chan</text:p>
          </table:table-cell>
          <table:table-cell table:style-name="TableCell32">
            <text:p text:style-name="P33"><text:span text:style-name="T34">Sprint No.</text:span></text:p>
          </table:table-cell>
          <table:table-cell table:style-name="TableCell35">
            <text:p text:style-name="P36"><text:span text:style-name="T37">3</text:span></text:p>
          </table:table-cell>
        </table:table-row>
        <table:table-row table:style-name="TableRow38">
          <table:table-cell table:style-name="TableCell39">
            <text:p text:style-name="P40"><text:span text:style-name="T41">Review Date</text:span></text:p>
          </table:table-cell>
          <table:table-cell table:style-name="TableCell42" table:number-columns-spanned="3">
            <text:p text:style-name="P43"><text:span text:style-name="T44">February 21, 2020</text:span>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<text:span text:style-name="T48">File Name</text:span></text:p>
            <text:p text:style-name="P49"><text:span text:style-name="T50">(Source Code)</text:span></text:p>
          </table:table-cell>
          <table:table-cell table:style-name="TableCell51" table:number-columns-spanned="3">
            <text:p text:style-name="P52"><text:span text:style-name="T53">Workout.vue</text:span></text:p>
          </table:table-cell>
          <table:covered-table-cell/>
          <table:covered-table-cell/>
        </table:table-row>
      </table:table>
      <text:p text:style-name="P54"/>
      <text:p text:style-name="P55"><text:span text:style-name="T56">This checklist is to be used to<text:s/></text:span><text:span text:style-name="T57">assess source code during a peer review. <text:s/>Items which represent the code being reviewed should be checked off.</text:span></text:p>
      <text:p text:style-name="P58"/>
      <text:p text:style-name="P59"/>
      <text:p text:style-name="P60"><text:span text:style-name="T61">Place a check mark if the code complies with the criteria. <text:s/>If not, place comments at the remarks column.</text:span></text:p>
      <text:p text:style-name="P62"/>
      <text:p text:style-name="P63"><text:span text:style-name="T64">1. <text:s/>License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rows-spanned="2">
            <text:p text:style-name="P72"><text:span text:style-name="T73">Criteria</text:span></text:p>
          </table:table-cell>
          <table:table-cell table:style-name="TableCell74" table:number-columns-spanned="2">
            <text:p text:style-name="P75"><text:span text:style-name="T76">Comply</text:span></text:p>
          </table:table-cell>
          <table:covered-table-cell/>
          <table:table-cell table:style-name="TableCell77" table:number-rows-spanned="2">
            <text:p text:style-name="P78"><text:span text:style-name="T79">Remarks</text:span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<text:span text:style-name="T84">Yes</text:span></text:p>
          </table:table-cell>
          <table:table-cell table:style-name="TableCell85">
            <text:p text:style-name="P86"><text:span text:style-name="T87">No</text:span>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>
            <text:p text:style-name="P91"><text:span text:style-name="T92">License exists at the top of the &lt;script&gt; portion of the code</text:span></text:p>
          </table:table-cell>
          <table:table-cell table:style-name="TableCell93">
            <text:p text:style-name="P94"><text:span text:style-name="T95">✓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License contains the name of the author</text:span></text:p>
          </table:table-cell>
          <table:table-cell table:style-name="TableCell104">
            <text:p text:style-name="P105"><text:span text:style-name="T106">✓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License contains the following:</text:span></text:p>
            <text:p text:style-name="P115"><text:span text:style-name="T116">“This is a course requirement for CS 192 Software Engineering II under the<text:s/></text:span><text:span text:style-name="T117">supervision of Asst. Prof. Ma. Rowena C. Solamo of the Department of Computer Science, College of Engineering, University of the Philippines, Diliman for the AY 2019-2020”.</text:span></text:p>
          </table:table-cell>
          <table:table-cell table:style-name="TableCell118">
            <text:p text:style-name="P119"><text:span text:style-name="T120">✓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</table:table>
      <text:p text:style-name="P125"/>
      <text:p text:style-name="P126"/>
      <text:p text:style-name="P127"><text:span text:style-name="T128">2. <text:s/>Code History</text:span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rows-spanned="2">
            <text:p text:style-name="P136"><text:span text:style-name="T137">Criteria</text:span></text:p>
          </table:table-cell>
          <table:table-cell table:style-name="TableCell138" table:number-columns-spanned="2">
            <text:p text:style-name="P139"><text:span text:style-name="T140">Comply</text:span></text:p>
          </table:table-cell>
          <table:covered-table-cell/>
          <table:table-cell table:style-name="TableCell141" table:number-rows-spanned="2">
            <text:p text:style-name="P142"><text:span text:style-name="T143">Remarks</text:span></text:p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<text:span text:style-name="T148">Yes</text:span></text:p>
          </table:table-cell>
          <table:table-cell table:style-name="TableCell149">
            <text:p text:style-name="P150"><text:span text:style-name="T151">No</text:span></text:p>
          </table:table-cell>
          <table:covered-table-cell>
            <text:p text:style-name="P152"/>
          </table:covered-table-cell>
        </table:table-row>
        <table:table-row table:style-name="TableRow153">
          <table:table-cell table:style-name="TableCell154">
            <text:p text:style-name="P155"><text:span text:style-name="T156">Code History<text:s/></text:span><text:span text:style-name="T157">appears after the license of the source code.</text:span></text:p>
          </table:table-cell>
          <table:table-cell table:style-name="TableCell158">
            <text:p text:style-name="P159"><text:span text:style-name="T160">✓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Code History has been updated accordingly based on name of programmer, change date and change description.</text:span></text:p>
          </table:table-cell>
          <table:table-cell table:style-name="TableCell169">
            <text:p text:style-name="P170"><text:span text:style-name="T171">✓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<text:span text:style-name="T190">3. <text:s/>Internal Documentation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rows-spanned="2">
            <text:p text:style-name="P198"><text:span text:style-name="T199">Criteria</text:span></text:p>
          </table:table-cell>
          <table:table-cell table:style-name="TableCell200" table:number-columns-spanned="2">
            <text:p text:style-name="P201"><text:span text:style-name="T202">Comply</text:span></text:p>
          </table:table-cell>
          <table:covered-table-cell/>
          <table:table-cell table:style-name="TableCell203" table:number-rows-spanned="2">
            <text:p text:style-name="P204"><text:span text:style-name="T205">Remarks</text:span>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<text:span text:style-name="T210">Yes</text:span></text:p>
          </table:table-cell>
          <table:table-cell table:style-name="TableCell211">
            <text:p text:style-name="P212"><text:span text:style-name="T213">No</text:span></text:p>
          </table:table-cell>
          <table:covered-table-cell>
            <text:p text:style-name="P214"/>
          </table:covered-table-cell>
        </table:table-row>
        <text:soft-page-break/>
        <table:table-row table:style-name="TableRow215">
          <table:table-cell table:style-name="TableCell216">
            <text:p text:style-name="P217"><text:span text:style-name="T218">A comment<text:s/></text:span><text:span text:style-name="T219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0">
            <text:p text:style-name="P221"><text:span text:style-name="T222">✓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Each method in the file is preceded by a comment block<text:s/></text:span><text:span text:style-name="T231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2">
            <text:p text:style-name="P233"><text:span text:style-name="T234">✓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<text:span text:style-name="T242">Indentions are 4</text:span><text:span text:style-name="T243"><text:s/>spaces or the equivalent in tabs.</text:span></text:p>
          </table:table-cell>
          <table:table-cell table:style-name="TableCell244">
            <text:p text:style-name="P245"><text:span text:style-name="T246">✓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<text:span text:style-name="T254">Comments are found at the top of the statement using ‘/* */’</text:span></text:p>
          </table:table-cell>
          <table:table-cell table:style-name="TableCell255">
            <text:p text:style-name="P256"><text:span text:style-name="T257">✓</text:span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pan text:style-name="T265">Bracketing of block statements follows the following format:</text:span></text:p>
            <text:p text:style-name="P266"/>
            <text:p text:style-name="P267"><text:span text:style-name="T268">if (){:</text:span></text:p>
            <text:p text:style-name="P269"><text:span text:style-name="T270"><text:s text:c="5"/>statements;</text:span></text:p>
            <text:p text:style-name="P271"><text:span text:style-name="T272">}</text:span></text:p>
          </table:table-cell>
          <table:table-cell table:style-name="TableCell273">
            <text:p text:style-name="P274"><text:span text:style-name="T275">✓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<text:span text:style-name="T283">Exceptions are being handled<text:s/></text:span><text:span text:style-name="T284">appropriately.</text:span></text:p>
          </table:table-cell>
          <table:table-cell table:style-name="TableCell285">
            <text:p text:style-name="P286"><text:span text:style-name="T287">✓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<text:span text:style-name="T295">Meaningful variable names are used.</text:span></text:p>
          </table:table-cell>
          <table:table-cell table:style-name="TableCell296">
            <text:p text:style-name="P297"><text:span text:style-name="T298">✓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Variable are initialized prior to use.</text:span></text:p>
          </table:table-cell>
          <table:table-cell table:style-name="TableCell307">
            <text:p text:style-name="P308"><text:span text:style-name="T309">✓</text:span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Program statements are limited to one per line.</text:span></text:p>
          </table:table-cell>
          <table:table-cell table:style-name="TableCell318">
            <text:p text:style-name="P319"><text:span text:style-name="T320">✓</text:span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Parenthesis are used to remove operator precedence ambiguity and improve code<text:s/></text:span><text:span text:style-name="T329">readability.</text:span></text:p>
          </table:table-cell>
          <table:table-cell table:style-name="TableCell330">
            <text:p text:style-name="P331"><text:span text:style-name="T332">✓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Meaningful error messages are used.</text:span></text:p>
          </table:table-cell>
          <table:table-cell table:style-name="TableCell341">
            <text:p text:style-name="P342"><text:span text:style-name="T343">✓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</table:table>
      <text:list text:style-name="WWNum1">
        <text:list-item text:start-value="1">
          <text:p text:style-name="P348"/>
        </text:list-item>
      </text:list>
      <text:list text:style-name="WWNum1" text:continue-numbering="true">
        <text:list-item>
          <text:p text:style-name="P349"/>
        </text:list-item>
      </text:list>
      <text:list text:style-name="WWNum1" text:continue-numbering="true">
        <text:list-item>
          <text:p text:style-name="P350"><text:span text:style-name="T351">Design Principles (Modularity, Cohesion, Coupling). <text:s/>Place a check mark if the method complies with Coupling and Cohesion. <text:s/>If not, leave it blank.</text:span></text:p>
        </text:list-item>
      </text:list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 table:number-rows-spanned="2">
            <text:p text:style-name="P359"><text:span text:style-name="T360">List of Method Signature</text:span></text:p>
          </table:table-cell>
          <table:table-cell table:style-name="TableCell361" table:number-columns-spanned="2">
            <text:p text:style-name="P362"><text:span text:style-name="T363">Modularity</text:span></text:p>
          </table:table-cell>
          <table:covered-table-cell/>
          <table:table-cell table:style-name="TableCell364" table:number-rows-spanned="2">
            <text:p text:style-name="P365"><text:span text:style-name="T366">Remarks</text:span></text:p>
          </table:table-cell>
        </table:table-row>
        <table:table-row table:style-name="TableRow367">
          <table:covered-table-cell>
            <text:p text:style-name="P368"/>
          </table:covered-table-cell>
          <table:table-cell table:style-name="TableCell369">
            <text:p text:style-name="P370"><text:span text:style-name="T371">Coupling</text:span></text:p>
          </table:table-cell>
          <table:table-cell table:style-name="TableCell372">
            <text:p text:style-name="P373"><text:span text:style-name="T374">Cohesion</text:span></text:p>
          </table:table-cell>
          <table:covered-table-cell>
            <text:p text:style-name="P375"/>
          </table:covered-table-cell>
        </table:table-row>
        <table:table-row table:style-name="TableRow376">
          <table:table-cell table:style-name="TableCell377">
            <text:p text:style-name="P378"><text:span text:style-name="T379">created</text:span></text:p>
          </table:table-cell>
          <table:table-cell table:style-name="TableCell380">
            <text:p text:style-name="P381"><text:span text:style-name="T382">✓</text:span></text:p>
          </table:table-cell>
          <table:table-cell table:style-name="TableCell383">
            <text:p text:style-name="P384"><text:span text:style-name="T385">✓</text:span>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<text:span text:style-name="T391">getImageUrl</text:span></text:p>
          </table:table-cell>
          <table:table-cell table:style-name="TableCell392">
            <text:p text:style-name="P393"><text:span text:style-name="T394">✓</text:span></text:p>
          </table:table-cell>
          <table:table-cell table:style-name="TableCell395">
            <text:p text:style-name="P396"><text:span text:style-name="T397">✓</text:span></text:p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<text:span text:style-name="T403">addReview</text:span></text:p>
          </table:table-cell>
          <table:table-cell table:style-name="TableCell404">
            <text:p text:style-name="P405"><text:span text:style-name="T406">✓</text:span></text:p>
          </table:table-cell>
          <table:table-cell table:style-name="TableCell407">
            <text:p text:style-name="P408"><text:span text:style-name="T409">✓</text:span>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deleteWorkout</text:span></text:p>
          </table:table-cell>
          <table:table-cell table:style-name="TableCell416">
            <text:p text:style-name="P417"><text:span text:style-name="T418">✓</text:span></text:p>
          </table:table-cell>
          <table:table-cell table:style-name="TableCell419">
            <text:p text:style-name="P420"><text:span text:style-name="T421">✓</text:span>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<text:span text:style-name="T427">editWorkout</text:span></text:p>
          </table:table-cell>
          <table:table-cell table:style-name="TableCell428">
            <text:p text:style-name="P429"><text:span text:style-name="T430">✓</text:span></text:p>
          </table:table-cell>
          <table:table-cell table:style-name="TableCell431">
            <text:p text:style-name="P432"><text:span text:style-name="T433">✓</text:span></text:p>
          </table:table-cell>
          <table:table-cell table:style-name="TableCell434">
            <text:p text:style-name="P435"/>
          </table:table-cell>
        </table:table-row>
      </table:table>
      <text:p text:style-name="P436"/>
      <text:list text:style-name="WWNum1" text:continue-numbering="true">
        <text:list-item>
          <text:p text:style-name="P437"/>
        </text:list-item>
      </text:list>
      <text:list text:style-name="WWNum1" text:continue-numbering="true">
        <text:list-item>
          <text:p text:style-name="P438"/>
        </text:list-item>
      </text:list>
      <text:p text:style-name="P439"/>
      <text:p text:style-name="P440"/>
      <text:p text:style-name="P441"/>
      <text:p text:style-name="P442"/>
      <text:soft-page-break/>
      <text:list text:style-name="WWNum1" text:continue-numbering="true">
        <text:list-item>
          <text:p text:style-name="P443"><text:span text:style-name="T444">Reviewer’s Comments:</text:span><text:span text:style-name="T445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n Lorenzo Chan</dc:creator>
    <meta:creation-date>2020-02-28T01:00:00Z</meta:creation-date>
    <dc:date>2020-02-28T01:00:00Z</dc:date>
    <meta:template xlink:href="Normal.dotm" xlink:type="simple"/>
    <meta:editing-cycles>2</meta:editing-cycles>
    <meta:editing-duration>PT60S</meta:editing-duration>
    <meta:document-statistic meta:page-count="3" meta:paragraph-count="5" meta:word-count="385" meta:character-count="2579" meta:row-count="18" meta:non-whitespace-character-count="2199"/>
  </office:meta>
</office:document-meta>
</file>